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780000004381B52A90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71cm" draw:marker-start-width="0.306cm" draw:marker-end-width="0.306cm" draw:fill="solid" draw:fill-color="#1c1c1c" draw:textarea-vertical-align="middle" fo:padding-top="0.16cm" fo:padding-bottom="0.16cm" fo:padding-left="0.285cm" fo:padding-right="0.285cm"/>
    </style:style>
    <style:style style:name="gr3" style:family="graphic" style:parent-style-name="standard">
      <style:graphic-properties draw:fill="gradient" draw:fill-gradient-name="Gradient_20_8" draw:textarea-horizontal-align="justify" draw:textarea-vertical-align="middle" draw:auto-grow-height="false" fo:min-height="0cm" fo:min-width="0cm"/>
    </style:style>
    <style:style style:name="gr4" style:family="graphic" style:parent-style-name="standard">
      <style:graphic-properties draw:fill="gradient" draw:fill-gradient-name="Raspi" draw:textarea-horizontal-align="justify" draw:textarea-vertical-align="middle" draw:auto-grow-height="false" fo:min-height="0cm" fo:min-width="0cm" draw:shadow="hidden"/>
    </style:style>
    <style:style style:name="gr5" style:family="graphic" style:parent-style-name="standard">
      <style:graphic-properties draw:stroke="solid" svg:stroke-width="0.071cm" draw:marker-start-width="0.412cm" draw:marker-end-width="0.412cm" draw:fill="gradient" draw:fill-gradient-name="Raspi" draw:textarea-horizontal-align="justify" draw:textarea-vertical-align="middle" draw:auto-grow-height="false" fo:min-height="0cm" fo:min-width="0cm" fo:padding-top="0.195cm" fo:padding-bottom="0.195cm" fo:padding-left="0.32cm" fo:padding-right="0.32cm" draw:shadow="hidden"/>
    </style:style>
    <style:style style:name="gr6" style:family="graphic" style:parent-style-name="standard">
      <style:graphic-properties draw:stroke="none" svg:stroke-color="#000000" draw:fill="none" draw:fill-color="#ffffff" fo:min-height="1.801cm"/>
    </style:style>
    <style:style style:name="gr7" style:family="graphic" style:parent-style-name="standard">
      <style:graphic-properties draw:stroke="none" svg:stroke-color="#000000" draw:fill="none" draw:fill-color="#ffffff" fo:min-height="1.394cm"/>
    </style:style>
    <style:style style:name="gr8" style:family="graphic" style:parent-style-name="standard">
      <style:graphic-properties draw:stroke="none" svg:stroke-color="#000000" draw:fill="none" draw:fill-color="#ffffff" fo:min-height="1.194cm"/>
    </style:style>
    <style:style style:name="gr9" style:family="graphic" style:parent-style-name="standard">
      <style:graphic-properties draw:stroke="none" draw:fill="none" fo:min-height="1.525cm"/>
    </style:style>
    <style:style style:name="gr10" style:family="graphic" style:parent-style-name="standard">
      <style:graphic-properties draw:stroke="none" svg:stroke-color="#000000" draw:fill="none" draw:fill-color="#ffffff" fo:min-height="1.65cm"/>
    </style:style>
    <style:style style:name="gr11" style:family="graphic" style:parent-style-name="standard">
      <style:graphic-properties draw:stroke="none" draw:fill="none" fo:min-height="1.522cm"/>
    </style:style>
    <style:style style:name="gr12" style:family="graphic" style:parent-style-name="standard">
      <style:graphic-properties draw:stroke="none" draw:fill="none" fo:min-height="5.081cm"/>
    </style:style>
    <style:style style:name="gr13" style:family="graphic" style:parent-style-name="standard">
      <style:graphic-properties draw:stroke="none" svg:stroke-color="#000000" draw:fill="none" draw:fill-color="#ffffff" fo:min-height="2.95cm"/>
    </style:style>
    <style:style style:name="gr14" style:family="graphic" style:parent-style-name="standard">
      <style:graphic-properties draw:fill="solid" draw:fill-color="#7e0021" draw:opacity="60%" draw:textarea-vertical-align="middle" draw:shadow-opacity="60%"/>
    </style:style>
    <style:style style:name="gr15" style:family="graphic" style:parent-style-name="standard">
      <style:graphic-properties svg:stroke-width="0.212cm" draw:marker-start-width="0.516cm" draw:marker-end-width="0.516cm" draw:fill="solid" draw:fill-color="#7e0021" draw:textarea-horizontal-align="justify" draw:textarea-vertical-align="middle" draw:auto-grow-height="false" fo:min-height="0cm" fo:min-width="0cm" fo:padding-top="0.229cm" fo:padding-bottom="0.229cm" fo:padding-left="0.354cm" fo:padding-right="0.354cm" fo:wrap-option="no-wrap" draw:shadow="hidden"/>
    </style:style>
    <style:style style:name="gr16" style:family="graphic" style:parent-style-name="standard">
      <style:graphic-properties draw:stroke="none" svg:stroke-color="#000000" draw:fill="none" draw:fill-color="#ffffff" fo:min-height="3.136cm"/>
    </style:style>
    <style:style style:name="gr17" style:family="graphic" style:parent-style-name="standard">
      <style:graphic-properties draw:fill="gradient" draw:fill-gradient-name="Gray_20_Gradient_20_3" draw:textarea-horizontal-align="justify" draw:textarea-vertical-align="middle" draw:auto-grow-height="false" fo:min-height="0cm" fo:min-width="0cm"/>
    </style:style>
    <style:style style:name="gr18" style:family="graphic" style:parent-style-name="standard">
      <style:graphic-properties draw:stroke="none" draw:fill="none" fo:min-height="1.605cm"/>
    </style:style>
    <style:style style:name="gr19" style:family="graphic" style:parent-style-name="standard">
      <style:graphic-properties draw:stroke="none" svg:stroke-color="#000000" draw:fill="none" draw:fill-color="#ffffff" fo:min-height="2.002cm"/>
    </style:style>
    <style:style style:name="gr20" style:family="graphic" style:parent-style-name="standard">
      <style:graphic-properties draw:stroke="none" svg:stroke-width="0cm" draw:marker-start-width="0.412cm" draw:marker-end-width="0.412cm" draw:fill="gradient" draw:fill-gradient-name="Gray_20_Gradient_20_2" draw:textarea-horizontal-align="justify" draw:textarea-vertical-align="middle" draw:auto-grow-height="false" fo:min-height="0cm" fo:min-width="0cm" fo:padding-top="0.195cm" fo:padding-bottom="0.195cm" fo:padding-left="0.32cm" fo:padding-right="0.32cm" draw:shadow="hidden"/>
    </style:style>
    <style:style style:name="gr21" style:family="graphic" style:parent-style-name="standard">
      <style:graphic-properties draw:fill="gradient" draw:fill-gradient-name="Gradient_20_8" draw:textarea-horizontal-align="justify" draw:textarea-vertical-align="middle" draw:auto-grow-height="false" fo:min-height="0cm" fo:min-width="0cm"/>
    </style:style>
    <style:style style:name="gr22" style:family="graphic" style:parent-style-name="standard">
      <style:graphic-properties draw:fill="gradient" draw:fill-gradient-name="Gradient_20_8" draw:textarea-horizontal-align="justify" draw:textarea-vertical-align="middle" draw:auto-grow-height="false" fo:min-height="0cm" fo:min-width="0cm" draw:shadow="hidden"/>
    </style:style>
    <style:style style:name="gr23" style:family="graphic" style:parent-style-name="standard">
      <style:graphic-properties draw:stroke="solid" svg:stroke-width="0.071cm" draw:marker-start-width="0.412cm" draw:marker-end-width="0.412cm" draw:fill="gradient" draw:fill-gradient-name="Gray_20_Gradient_20_2" draw:textarea-horizontal-align="justify" draw:textarea-vertical-align="middle" draw:auto-grow-height="false" fo:min-height="0cm" fo:min-width="0cm" fo:padding-top="0.195cm" fo:padding-bottom="0.195cm" fo:padding-left="0.32cm" fo:padding-right="0.32cm" draw:shadow="hidden"/>
    </style:style>
    <style:style style:name="gr24" style:family="graphic" style:parent-style-name="standard">
      <style:graphic-properties draw:stroke="none" draw:fill="none" fo:min-height="1.153cm"/>
    </style:style>
    <style:style style:name="gr25" style:family="graphic" style:parent-style-name="standard">
      <style:graphic-properties draw:stroke="none" draw:fill="none" draw:fill-color="#ffffff" fo:min-height="1.729cm"/>
    </style:style>
    <style:style style:name="gr2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color="#666666" style:text-outline="true" fo:font-family="'Adobe Gothic Std'" style:font-family-generic="swiss" style:font-pitch="variable" fo:font-size="32pt" fo:font-weight="normal" style:font-size-asian="32pt" style:font-size-complex="32pt"/>
    </style:style>
    <style:style style:name="P3" style:family="paragraph">
      <style:paragraph-properties fo:text-align="center"/>
      <style:text-properties fo:color="#dddddd" style:text-outline="true" style:text-position="39% 58%" fo:font-family="'Adobe Gothic Std'" style:font-family-generic="swiss" style:font-pitch="variable" fo:font-size="36pt" fo:font-weight="normal" style:font-size-asian="36pt" style:font-size-complex="36pt"/>
    </style:style>
    <style:style style:name="P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Heydings Common Icons'" style:font-pitch="variable" fo:font-size="40pt" style:font-size-asian="40pt" style:font-size-complex="40pt"/>
    </style:style>
    <style:style style:name="P6" style:family="paragraph">
      <style:text-properties fo:font-family="'Arial Black'" style:font-pitch="variable" fo:font-size="23pt" fo:font-weight="bold" style:font-size-asian="23pt" style:font-weight-asian="bold" style:font-size-complex="23pt" style:font-weight-complex="bold"/>
    </style:style>
    <style:style style:name="P7" style:family="paragraph">
      <style:text-properties fo:color="#ffffff" fo:font-family="'Heydings Common Icons'" style:font-pitch="variable" fo:font-size="40pt" style:font-size-asian="40pt" style:font-size-complex="40pt"/>
    </style:style>
    <style:style style:name="P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text-outline="true" fo:font-family="BreeziIconSet" fo:font-size="45pt" style:font-family-asian="BreeziIconSet" style:font-size-asian="45pt" style:font-family-complex="BreeziIconSet" style:font-size-complex="45pt"/>
    </style:style>
    <style:style style:name="P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BreeziIconSet" fo:font-size="40pt" style:font-family-asian="BreeziIconSet" style:font-size-asian="40pt" style:font-family-complex="BreeziIconSet" style:font-size-complex="40pt"/>
    </style:style>
    <style:style style:name="P10" style:family="paragraph">
      <style:text-properties fo:color="#ffffff" style:text-outline="true" fo:font-family="'Heydings Common Icons'" style:font-pitch="variable" fo:font-size="40pt" style:font-size-asian="40pt" style:font-size-complex="40pt"/>
    </style:style>
    <style:style style:name="P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true" style:text-position="39% 58%" fo:font-family="'Heydings Common Icons'" style:font-pitch="variable" fo:font-size="36pt" style:font-size-asian="36pt" style:font-size-complex="36pt"/>
    </style:style>
    <style:style style:name="P1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true" style:text-position="39% 58%" fo:font-family="'Heydings Common Icons'" style:font-pitch="variable" fo:font-size="36pt" fo:text-shadow="none" style:font-size-asian="36pt" style:font-size-complex="36pt"/>
    </style:style>
    <style:style style:name="P1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font3933" fo:font-size="40pt" style:font-family-asian="font3933" style:font-size-asian="40pt" style:font-family-complex="font3933" style:font-size-complex="40pt"/>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text-outline="true" fo:font-family="BreeziIconSet" fo:font-size="40pt" style:font-family-asian="BreeziIconSet" style:font-size-asian="34pt" style:font-family-complex="BreeziIconSet" style:font-size-complex="19.2999992370605pt"/>
    </style:style>
    <style:style style:name="P1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font3933" fo:font-size="43pt" style:font-family-asian="font3933" style:font-size-asian="43pt" style:font-family-complex="font3933" style:font-size-complex="24.3999996185303pt"/>
    </style:style>
    <style:style style:name="P1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Webdings" fo:font-size="43pt" style:font-family-asian="Webdings" style:font-size-asian="43pt" style:font-family-complex="Webdings" style:font-size-complex="24.3999996185303pt"/>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text-outline="true" fo:font-family="'Heydings Common Icons'" style:font-pitch="variable" fo:font-size="40pt" style:font-size-asian="40pt" style:font-size-complex="40pt"/>
    </style:style>
    <style:style style:name="P1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669933" fo:font-family="BreeziIconSet" fo:font-size="150pt" style:font-family-asian="BreeziIconSet" style:font-size-asian="150pt" style:font-family-complex="BreeziIconSet" style:font-size-complex="150pt"/>
    </style:style>
    <style:style style:name="P19" style:family="paragraph">
      <style:paragraph-properties fo:text-align="center"/>
      <style:text-properties fo:color="#669900" fo:font-family="'Atari Classic Chunky'" style:font-pitch="variable" fo:font-size="36pt" fo:font-weight="bold" style:font-size-asian="36pt" style:font-weight-asian="bold" style:font-size-complex="36pt" style:font-weight-complex="bold"/>
    </style:style>
    <style:style style:name="P2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45pt"/>
    </style:style>
    <style:style style:name="P2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40pt"/>
    </style:style>
    <style:style style:name="P2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36pt"/>
    </style:style>
    <style:style style:name="P2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0pt" style:font-size-asian="80pt" style:font-size-complex="80pt"/>
    </style:style>
    <style:style style:name="P2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aecf00" fo:font-family="font3933" fo:font-size="80pt" style:font-family-asian="font3933" style:font-size-asian="80pt" style:font-family-complex="font3933" style:font-size-complex="80pt"/>
    </style:style>
    <style:style style:name="P2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Wingdings3" fo:font-size="40pt" style:font-family-asian="Wingdings3" style:font-size-asian="40pt" style:font-family-complex="Wingdings3" style:font-size-complex="40pt"/>
    </style:style>
    <style:style style:name="P2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420e" fo:font-family="font3933" fo:font-size="50pt" style:font-family-asian="font3933" style:font-size-asian="50pt" style:font-family-complex="font3933" style:font-size-complex="50pt"/>
    </style:style>
    <style:style style:name="P2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aecf00" fo:font-family="font3933" fo:font-size="50pt" style:font-family-asian="font3933" style:font-size-asian="50pt" style:font-family-complex="font3933" style:font-size-complex="50pt"/>
    </style:style>
    <style:style style:name="P2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font3933" fo:font-size="45pt" style:font-family-asian="font3933" style:font-size-asian="43pt" style:font-family-complex="font3933" style:font-size-complex="24.3999996185303pt"/>
    </style:style>
    <style:style style:name="P2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BreeziIconSet" fo:font-size="34pt" style:font-family-asian="BreeziIconSet" style:font-size-asian="34pt" style:font-family-complex="BreeziIconSet" style:font-size-complex="19.2999992370605pt"/>
    </style:style>
    <style:style style:name="P3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dddddd" style:text-outline="true" style:text-position="39% 58%" fo:font-family="'Heydings Common Icons'" style:font-pitch="variable" fo:font-size="36pt" style:font-size-asian="36pt" style:font-size-complex="36pt"/>
    </style:style>
    <style:style style:name="P3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Wingdings3" fo:font-size="43pt" style:font-family-asian="Wingdings3" style:font-size-asian="43pt" style:font-family-complex="Wingdings3" style:font-size-complex="24.3999996185303pt"/>
    </style:style>
    <style:style style:name="T1" style:family="text">
      <style:text-properties style:use-window-font-color="true" style:text-outline="false" style:text-line-through-style="none" style:text-position="-11% 100%" fo:font-family="'Heydings Common Icons'" style:font-pitch="variable" fo:font-size="40pt" fo:font-style="normal" fo:text-shadow="none" style:text-underline-style="none" fo:font-weight="normal" style:letter-kerning="true" style:font-family-asian="font3933" style:font-size-asian="40pt" style:font-style-asian="normal" style:font-weight-asian="normal" style:font-family-complex="font3933" style:font-size-complex="40pt" style:font-style-complex="normal" style:font-weight-complex="normal" style:text-emphasize="none" style:font-relief="none" style:text-overline-style="none" style:text-overline-color="font-color"/>
    </style:style>
    <style:style style:name="T2" style:family="text">
      <style:text-properties fo:font-family="'Arial Black'" style:font-pitch="variable" fo:font-size="23pt" fo:font-weight="bold" style:font-size-asian="23pt" style:font-weight-asian="bold" style:font-size-complex="23pt" style:font-weight-complex="bold"/>
    </style:style>
    <style:style style:name="T3" style:family="text">
      <style:text-properties style:use-window-font-color="true" style:text-outline="true" style:text-line-through-style="none" fo:font-family="BreeziIconSet" fo:font-size="45pt" fo:font-style="normal" fo:text-shadow="none" style:text-underline-style="none" fo:font-weight="normal" style:letter-kerning="true" style:font-family-asian="BreeziIconSet" style:font-size-asian="45pt" style:font-style-asian="normal" style:font-weight-asian="normal" style:font-family-complex="BreeziIconSet" style:font-size-complex="45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BreeziIconSet" fo:font-size="40pt" fo:font-style="normal" fo:text-shadow="none" style:text-underline-style="none" fo:font-weight="normal" style:letter-kerning="true" style:font-family-asian="BreeziIconSet" style:font-size-asian="40pt" style:font-style-asian="normal" style:font-weight-asian="normal" style:font-family-complex="BreeziIconSet" style:font-size-complex="40pt" style:font-style-complex="normal" style:font-weight-complex="normal" style:text-emphasize="none" style:font-relief="none" style:text-overline-style="none" style:text-overline-color="font-color"/>
    </style:style>
    <style:style style:name="T5" style:family="text">
      <style:text-properties style:use-window-font-color="true" style:text-outline="true" style:text-line-through-style="none" style:text-position="-11% 100%" fo:font-family="'Heydings Common Icons'" style:font-pitch="variable" fo:font-size="40pt" fo:font-style="normal" fo:text-shadow="none" style:text-underline-style="none" fo:font-weight="normal" style:letter-kerning="true" style:font-family-asian="font3933" style:font-size-asian="40pt" style:font-style-asian="normal" style:font-weight-asian="normal" style:font-family-complex="font3933" style:font-size-complex="40pt" style:font-style-complex="normal" style:font-weight-complex="normal" style:text-emphasize="none" style:font-relief="none" style:text-overline-style="none" style:text-overline-color="font-color"/>
    </style:style>
    <style:style style:name="T6" style:family="text">
      <style:text-properties fo:color="#000000" style:text-outline="true" style:text-line-through-style="none" style:text-position="-11% 100%" fo:font-family="BreeziIconSet" fo:font-size="45pt" fo:font-style="normal" fo:text-shadow="none" style:text-underline-style="none" fo:font-weight="normal" style:letter-kerning="true" style:font-family-asian="BreeziIconSet" style:font-size-asian="45pt" style:font-style-asian="normal" style:font-weight-asian="normal" style:font-family-complex="BreeziIconSet" style:font-size-complex="45pt" style:font-style-complex="normal" style:font-weight-complex="normal" style:text-emphasize="none" style:font-relief="none" style:text-overline-style="none" style:text-overline-color="font-color"/>
    </style:style>
    <style:style style:name="T7" style:family="text">
      <style:text-properties fo:color="#000000" style:text-outline="true" style:text-line-through-style="none" style:text-position="-11% 100%" fo:font-family="'Heydings Common Icons'" style:font-pitch="variable" fo:font-size="36pt" fo:font-style="normal" fo:text-shadow="none" style:text-underline-style="none" fo:font-weight="normal" style:letter-kerning="true" style:font-family-asian="font3933" style:font-size-asian="36pt" style:font-style-asian="normal" style:font-weight-asian="normal" style:font-family-complex="font3933" style:font-size-complex="36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position="-11% 100%" fo:font-family="'Heydings Common Icons'" style:font-pitch="variable" fo:font-size="45pt" fo:font-style="normal" fo:text-shadow="none" style:text-underline-style="none" fo:font-weight="normal" style:letter-kerning="true" style:font-family-asian="font3933" style:font-size-asian="45pt" style:font-style-asian="normal" style:font-weight-asian="normal" style:font-family-complex="font3933" style:font-size-complex="45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Webdings" fo:font-size="43pt" fo:font-style="normal" fo:text-shadow="none" style:text-underline-style="none" fo:font-weight="normal" style:letter-kerning="true" style:font-family-asian="Webdings" style:font-size-asian="43pt" style:font-style-asian="normal" style:font-weight-asian="normal" style:font-family-complex="Webdings" style:font-size-complex="24.3999996185303pt" style:font-style-complex="normal" style:font-weight-complex="normal" style:text-emphasize="none" style:font-relief="none" style:text-overline-style="none" style:text-overline-color="font-color"/>
    </style:style>
    <style:style style:name="T10" style:family="text">
      <style:text-properties fo:color="#669933" style:text-outline="false" style:text-line-through-style="none" fo:font-family="BreeziIconSet" fo:font-size="150pt" fo:font-style="normal" fo:text-shadow="none" style:text-underline-style="none" fo:font-weight="normal" style:letter-kerning="true" style:font-family-asian="BreeziIconSet" style:font-size-asian="150pt" style:font-style-asian="normal" style:font-weight-asian="normal" style:font-family-complex="BreeziIconSet" style:font-size-complex="150pt" style:font-style-complex="normal" style:font-weight-complex="normal" style:text-emphasize="none" style:font-relief="none" style:text-overline-style="none" style:text-overline-color="font-color"/>
    </style:style>
    <style:style style:name="T11" style:family="text">
      <style:text-properties fo:color="#669900" fo:font-family="'Atari Classic Chunky'" style:font-pitch="variable" fo:font-size="36pt" fo:font-weight="bold" style:font-size-asian="36pt" style:font-weight-asian="bold" style:font-size-complex="36pt" style:font-weight-complex="bold"/>
    </style:style>
    <style:style style:name="T12" style:family="text">
      <style:text-properties fo:color="#aecf00" style:text-outline="false" style:text-line-through-style="none" style:text-position="-11% 100%" fo:font-family="'Heydings Common Icons'" style:font-pitch="variable" fo:font-size="80pt" fo:font-style="normal" fo:text-shadow="none" style:text-underline-style="none" fo:font-weight="normal" style:letter-kerning="true" style:font-family-asian="font3933" style:font-size-asian="80pt" style:font-style-asian="normal" style:font-weight-asian="normal" style:font-family-complex="font3933" style:font-size-complex="80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fo:font-family="Wingdings3" fo:font-size="40pt" fo:font-style="normal" fo:text-shadow="none" style:text-underline-style="none" fo:font-weight="normal" style:letter-kerning="true" style:font-family-asian="Wingdings3" style:font-size-asian="40pt" style:font-style-asian="normal" style:font-weight-asian="normal" style:font-family-complex="Wingdings3" style:font-size-complex="40pt" style:font-style-complex="normal" style:font-weight-complex="normal" style:text-emphasize="none" style:font-relief="none" style:text-overline-style="none" style:text-overline-color="font-color"/>
    </style:style>
    <style:style style:name="T14" style:family="text">
      <style:text-properties fo:color="#ff420e" style:text-outline="false" style:text-line-through-style="none" style:text-position="-11% 100%" fo:font-family="'Heydings Common Icons'" style:font-pitch="variable" fo:font-size="50pt" fo:font-style="normal" fo:text-shadow="none" style:text-underline-style="none" fo:font-weight="normal" style:letter-kerning="true" style:font-family-asian="font3933" style:font-size-asian="50pt" style:font-style-asian="normal" style:font-weight-asian="normal" style:font-family-complex="font3933" style:font-size-complex="50pt" style:font-style-complex="normal" style:font-weight-complex="normal" style:text-emphasize="none" style:font-relief="none" style:text-overline-style="none" style:text-overline-color="font-color"/>
    </style:style>
    <style:style style:name="T15" style:family="text">
      <style:text-properties fo:color="#aecf00" style:text-outline="false" style:text-line-through-style="none" style:text-position="-11% 100%" fo:font-family="'Heydings Common Icons'" style:font-pitch="variable" fo:font-size="50pt" fo:font-style="normal" fo:text-shadow="none" style:text-underline-style="none" fo:font-weight="normal" style:letter-kerning="true" style:font-family-asian="font3933" style:font-size-asian="50pt" style:font-style-asian="normal" style:font-weight-asian="normal" style:font-family-complex="font3933" style:font-size-complex="50pt" style:font-style-complex="normal" style:font-weight-complex="normal" style:text-emphasize="none" style:font-relief="none" style:text-overline-style="none" style:text-overline-color="font-color"/>
    </style:style>
    <style:style style:name="T16" style:family="text">
      <style:text-properties fo:color="#666666" style:text-outline="true" fo:font-family="'Adobe Gothic Std'" style:font-family-generic="swiss" style:font-pitch="variable" fo:font-size="32pt" fo:font-weight="normal" style:font-size-asian="32pt" style:font-size-complex="32pt"/>
    </style:style>
    <style:style style:name="T17" style:family="text">
      <style:text-properties style:use-window-font-color="true" style:text-outline="false" style:text-line-through-style="none" fo:font-family="BreeziIconSet" fo:font-size="45pt" fo:font-style="normal" fo:text-shadow="none" style:text-underline-style="none" fo:font-weight="normal" style:letter-kerning="true" style:font-family-asian="BreeziIconSet" style:font-size-asian="45pt" style:font-style-asian="normal" style:font-weight-asian="normal" style:font-family-complex="BreeziIconSet" style:font-size-complex="45pt" style:font-style-complex="normal" style:font-weight-complex="normal" style:text-emphasize="none" style:font-relief="none" style:text-overline-style="none" style:text-overline-color="font-color"/>
    </style:style>
    <style:style style:name="T18" style:family="text">
      <style:text-properties fo:color="#dddddd" style:text-outline="true" style:text-line-through-style="none" style:text-position="-11% 100%" fo:font-family="'Heydings Common Icons'" style:font-pitch="variable" fo:font-size="36pt" fo:font-style="normal" fo:text-shadow="none" style:text-underline-style="none" fo:font-weight="normal" style:letter-kerning="true" style:font-family-asian="font3933" style:font-size-asian="36pt" style:font-style-asian="normal" style:font-weight-asian="normal" style:font-family-complex="font3933" style:font-size-complex="36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BreeziIconSet" fo:font-size="34pt" fo:font-style="normal" fo:text-shadow="none" style:text-underline-style="none" fo:font-weight="normal" style:letter-kerning="true" style:font-family-asian="BreeziIconSet" style:font-size-asian="34pt" style:font-style-asian="normal" style:font-weight-asian="normal" style:font-family-complex="BreeziIconSet" style:font-size-complex="19.2999992370605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Wingdings3" fo:font-size="43pt" fo:font-style="normal" fo:text-shadow="none" style:text-underline-style="none" fo:font-weight="normal" style:letter-kerning="true" style:font-family-asian="Wingdings3" style:font-size-asian="43pt" style:font-style-asian="normal" style:font-weight-asian="normal" style:font-family-complex="Wingdings3" style:font-size-complex="24.399999618530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frame draw:style-name="gr6" draw:text-style-name="P5" draw:layer="layout" svg:width="1.5cm" svg:height="2.051cm" svg:x="0.12cm" svg:y="1.409cm">
          <draw:text-box>
            <text:p text:style-name="P4"><text:span text:style-name="T1">q</text:span></text:p>
          </draw:text-box>
        </draw:frame>
        <draw:frame draw:style-name="gr7" draw:text-style-name="P6" draw:layer="layout" svg:width="7.8cm" svg:height="1.644cm" svg:x="1.6cm" svg:y="1.8cm">
          <draw:text-box>
            <text:p><text:span text:style-name="T2">TELEPHONE</text:span></text:p>
          </draw:text-box>
        </draw:frame>
        <draw:frame draw:style-name="gr6" draw:text-style-name="P7" draw:layer="layout" svg:width="2.8cm" svg:height="2.051cm" svg:x="0.105cm" svg:y="11.686cm">
          <draw:text-box>
            <text:p text:style-name="P4"><text:span text:style-name="T1">C</text:span></text:p>
          </draw:text-box>
        </draw:frame>
        <draw:frame draw:style-name="gr8" draw:text-style-name="P6" draw:layer="layout" svg:width="7.4cm" svg:height="1.444cm" svg:x="1.6cm" svg:y="12.056cm">
          <draw:text-box>
            <text:p><text:span text:style-name="T2">PARAMETRES</text:span></text:p>
          </draw:text-box>
        </draw:frame>
        <draw:frame draw:style-name="gr9" draw:text-style-name="P8" draw:layer="layout" svg:width="1.912cm" svg:height="1.775cm" svg:x="3.588cm" svg:y="15.04cm">
          <draw:text-box>
            <text:p text:style-name="P4"><text:span text:style-name="T3">q</text:span></text:p>
          </draw:text-box>
        </draw:frame>
        <draw:frame draw:style-name="gr9" draw:text-style-name="P9" draw:layer="layout" svg:width="1.539cm" svg:height="1.775cm" svg:x="0.261cm" svg:y="3.8cm">
          <draw:text-box>
            <text:p text:style-name="P4"><text:span text:style-name="T4">u</text:span></text:p>
          </draw:text-box>
        </draw:frame>
        <draw:frame draw:style-name="gr7" draw:text-style-name="P6" draw:layer="layout" svg:width="7.8cm" svg:height="1.644cm" svg:x="1.6cm" svg:y="3.8cm">
          <draw:text-box>
            <text:p><text:span text:style-name="T2">ASSITANT</text:span></text:p>
          </draw:text-box>
        </draw:frame>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0" draw:layer="layout" svg:width="2.8cm" svg:height="2.051cm" svg:x="6.6cm" svg:y="14.749cm">
          <draw:text-box>
            <text:p text:style-name="P4"><text:span text:style-name="T5">b</text:span></text:p>
          </draw:text-box>
        </draw:fram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0" draw:layer="layout" svg:width="2.8cm" svg:height="2.051cm" svg:x="0.6cm" svg:y="14.8cm">
          <draw:text-box>
            <text:p text:style-name="P4"><text:span text:style-name="T6">h</text:span></text:p>
          </draw:text-box>
        </draw:frame>
        <draw:custom-shape draw:style-name="gr3" draw:text-style-name="P1" draw:layer="layout" svg:width="2.9cm" svg:height="1.764cm" svg:x="12.429cm" svg:y="14.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01cm" svg:y="15.0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9cm" svg:y="14.801cm">
          <draw:text-box>
            <text:p text:style-name="P4"><text:span text:style-name="T7">m</text:span></text:p>
          </draw:text-box>
        </draw:frame>
        <draw:custom-shape draw:style-name="gr3" draw:text-style-name="P1" draw:layer="layout" svg:width="2.9cm" svg:height="1.764cm" draw:transform="rotate (3.1415926535892) translate (12.132cm 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6cm 16.5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2cm 16.84cm)">
          <draw:text-box>
            <text:p text:style-name="P4"><text:span text:style-name="T7">m</text:span></text:p>
          </draw:text-box>
        </draw:frame>
        <draw:frame draw:style-name="gr7" draw:text-style-name="P6" draw:layer="layout" svg:width="7.8cm" svg:height="1.644cm" svg:x="1.6cm" svg:y="5.9cm">
          <draw:text-box>
            <text:p><text:span text:style-name="T2">NAVIGATION</text:span></text:p>
          </draw:text-box>
        </draw:frame>
        <draw:frame draw:style-name="gr7" draw:text-style-name="P6" draw:layer="layout" svg:width="7.8cm" svg:height="1.644cm" svg:x="1.6cm" svg:y="9.96cm">
          <draw:text-box>
            <text:p><text:span text:style-name="T2">MULTIMEDIA</text:span></text:p>
          </draw:text-box>
        </draw:frame>
        <draw:frame draw:style-name="gr6" draw:text-style-name="P13" draw:layer="layout" svg:width="1.77cm" svg:height="2.051cm" svg:x="0.12cm" svg:y="5.509cm">
          <draw:text-box>
            <text:p text:style-name="P4"><text:span text:style-name="T1">N</text:span></text:p>
          </draw:text-box>
        </draw:frame>
        <draw:frame draw:style-name="gr6" draw:text-style-name="P13" draw:layer="layout" svg:width="1.87cm" svg:height="2.051cm" svg:x="0.1cm" svg:y="7.56cm">
          <draw:text-box>
            <text:p text:style-name="P4"><text:span text:style-name="T1">4</text:span></text:p>
          </draw:text-box>
        </draw:frame>
        <draw:frame draw:style-name="gr7" draw:text-style-name="P6" draw:layer="layout" svg:width="5.7cm" svg:height="1.644cm" svg:x="1.6cm" svg:y="7.9cm">
          <draw:text-box>
            <text:p><text:span text:style-name="T2">ODB II</text:span></text:p>
          </draw:text-box>
        </draw:frame>
        <draw:frame draw:style-name="gr6" draw:text-style-name="P7" draw:layer="layout" svg:width="2.8cm" svg:height="2.051cm" svg:x="0.09cm" svg:y="9.54cm">
          <draw:text-box>
            <text:p text:style-name="P4"><text:span text:style-name="T1">V</text:span></text:p>
          </draw:text-box>
        </draw:frame>
      </draw:page>
      <draw:page draw:name="page2"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8cm" svg:y="14.8cm">
          <draw:text-box>
            <text:p text:style-name="P4"><text:span text:style-name="T7">m</text:span></text:p>
          </draw:text-box>
        </draw:fram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1cm 16.839cm)">
          <draw:text-box>
            <text:p text:style-name="P4"><text:span text:style-name="T7">m</text:span></text:p>
          </draw:text-box>
        </draw:fram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4" draw:layer="layout" svg:width="2.8cm" svg:height="2.051cm" svg:x="0.6cm" svg:y="14.8cm">
          <draw:text-box>
            <text:p text:style-name="P4"><text:span text:style-name="T6">h</text:span></text:p>
          </draw:text-box>
        </draw:frame>
        <draw:frame draw:style-name="gr9" draw:text-style-name="P8" draw:layer="layout" svg:width="1.912cm" svg:height="1.775cm" svg:x="3.588cm" svg:y="15.041cm">
          <draw:text-box>
            <text:p text:style-name="P4"><text:span text:style-name="T3">q</text:span></text:p>
          </draw:text-box>
        </draw:frame>
        <draw:frame draw:style-name="gr6" draw:text-style-name="P13" draw:layer="layout" svg:width="1.7cm" svg:height="2.051cm" svg:x="0.1cm" svg:y="1.349cm">
          <draw:text-box>
            <text:p text:style-name="P4"><text:span text:style-name="T1">A</text:span></text:p>
          </draw:text-box>
        </draw:frame>
        <draw:frame draw:style-name="gr7" draw:text-style-name="P6" draw:layer="layout" svg:width="7.8cm" svg:height="1.644cm" svg:x="1.6cm" svg:y="1.8cm">
          <draw:text-box>
            <text:p><text:span text:style-name="T2">CONTACTS</text:span></text:p>
          </draw:text-box>
        </draw:frame>
        <draw:frame draw:style-name="gr6" draw:text-style-name="P13" draw:layer="layout" svg:width="1.7cm" svg:height="2.051cm" svg:x="0.1cm" svg:y="5.549cm">
          <draw:text-box>
            <text:p text:style-name="P4"><text:span text:style-name="T1">b</text:span></text:p>
          </draw:text-box>
        </draw:frame>
        <draw:frame draw:style-name="gr6" draw:text-style-name="P15" draw:layer="layout" svg:width="1.9cm" svg:height="2.051cm" svg:x="0cm" svg:y="11.6cm">
          <draw:text-box>
            <text:p text:style-name="P4"><text:span text:style-name="T8">q</text:span></text:p>
          </draw:text-box>
        </draw:frame>
        <draw:frame draw:style-name="gr7" draw:text-style-name="P6" draw:layer="layout" svg:width="7.8cm" svg:height="1.644cm" svg:x="1.7cm" svg:y="12.056cm">
          <draw:text-box>
            <text:p><text:span text:style-name="T2">APPELS</text:span></text:p>
          </draw:text-box>
        </draw:frame>
        <draw:frame draw:style-name="gr11" draw:text-style-name="P16" draw:layer="layout" svg:width="1.421cm" svg:height="1.772cm" svg:x="0.279cm" svg:y="9.928cm">
          <draw:text-box>
            <text:p text:style-name="P4"><text:span text:style-name="T9"></text:span></text:p>
          </draw:text-box>
        </draw:frame>
        <draw:frame draw:style-name="gr7" draw:text-style-name="P6" draw:layer="layout" svg:width="7.8cm" svg:height="1.644cm" svg:x="1.8cm" svg:y="10.056cm">
          <draw:text-box>
            <text:p><text:span text:style-name="T2">888</text:span></text:p>
          </draw:text-box>
        </draw:frame>
        <draw:frame draw:style-name="gr7" draw:text-style-name="P6" draw:layer="layout" svg:width="7.8cm" svg:height="1.644cm" svg:x="1.7cm" svg:y="5.856cm">
          <draw:text-box>
            <text:p><text:span text:style-name="T2">SMS</text:span></text:p>
          </draw:text-box>
        </draw:frame>
      </draw:page>
      <draw:page draw:name="page3"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frame draw:style-name="gr9" draw:text-style-name="P8" draw:layer="layout" svg:width="1.912cm" svg:height="1.775cm" svg:x="3.588cm" svg:y="15.04cm">
          <draw:text-box>
            <text:p text:style-name="P4"><text:span text:style-name="T3">q</text:span></text:p>
          </draw:text-box>
        </draw:frame>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6.6cm" svg:y="14.749cm">
          <draw:text-box>
            <text:p text:style-name="P4"><text:span text:style-name="T5">b</text:span></text:p>
          </draw:text-box>
        </draw:fram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0.6cm" svg:y="14.8cm">
          <draw:text-box>
            <text:p text:style-name="P4"><text:span text:style-name="T6">h</text:span></text:p>
          </draw:text-box>
        </draw:frame>
        <draw:custom-shape draw:style-name="gr3" draw:text-style-name="P1" draw:layer="layout" svg:width="2.9cm" svg:height="1.764cm" svg:x="12.429cm" svg:y="14.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01cm" svg:y="15.0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9cm" svg:y="14.801cm">
          <draw:text-box>
            <text:p text:style-name="P4"><text:span text:style-name="T7">m</text:span></text:p>
          </draw:text-box>
        </draw:frame>
        <draw:custom-shape draw:style-name="gr3" draw:text-style-name="P1" draw:layer="layout" svg:width="2.9cm" svg:height="1.764cm" draw:transform="rotate (3.1415926535892) translate (12.132cm 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6cm 16.5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2cm 16.84cm)">
          <draw:text-box>
            <text:p text:style-name="P4"><text:span text:style-name="T7">m</text:span></text:p>
          </draw:text-box>
        </draw:frame>
        <draw:frame draw:style-name="gr12" draw:text-style-name="P18" draw:layer="layout" svg:width="2.239cm" svg:height="5.331cm" svg:x="11.5cm" svg:y="5.4cm">
          <draw:text-box>
            <text:p text:style-name="P4"><text:span text:style-name="T10">Y</text:span></text:p>
          </draw:text-box>
        </draw:frame>
        <draw:frame draw:style-name="gr13" draw:text-style-name="P19" draw:layer="layout" svg:width="28.222cm" svg:height="3.2cm" svg:x="0cm" svg:y="10.4cm">
          <draw:text-box>
            <text:p text:style-name="P1"><text:span text:style-name="T11">NOT IMPLEMENTED YET</text:span></text:p>
          </draw:text-box>
        </draw:frame>
      </draw:page>
      <draw:page draw:name="page4"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frame draw:style-name="gr9" draw:text-style-name="P8" draw:layer="layout" svg:width="1.912cm" svg:height="1.775cm" svg:x="3.588cm" svg:y="15.04cm">
          <draw:text-box>
            <text:p text:style-name="P20"><text:span text:style-name="T3">q</text:span></text:p>
          </draw:text-box>
        </draw:frame>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6.6cm" svg:y="14.749cm">
          <draw:text-box>
            <text:p text:style-name="P21"><text:span text:style-name="T5">b</text:span></text:p>
          </draw:text-box>
        </draw:fram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0.6cm" svg:y="14.8cm">
          <draw:text-box>
            <text:p text:style-name="P21"><text:span text:style-name="T6">h</text:span></text:p>
          </draw:text-box>
        </draw:frame>
        <draw:custom-shape draw:style-name="gr3" draw:text-style-name="P1" draw:layer="layout" svg:width="2.9cm" svg:height="1.764cm" svg:x="12.429cm" svg:y="14.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01cm" svg:y="15.0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9cm" svg:y="14.801cm">
          <draw:text-box>
            <text:p text:style-name="P22"><text:span text:style-name="T7">m</text:span></text:p>
          </draw:text-box>
        </draw:frame>
        <draw:custom-shape draw:style-name="gr3" draw:text-style-name="P1" draw:layer="layout" svg:width="2.9cm" svg:height="1.764cm" draw:transform="rotate (3.1415926535892) translate (12.132cm 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6cm 16.5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2cm 16.84cm)">
          <draw:text-box>
            <text:p text:style-name="P22"><text:span text:style-name="T7">m</text:span></text:p>
          </draw:text-box>
        </draw:frame>
        <draw:rect draw:style-name="gr14" draw:text-style-name="P1" draw:layer="layout" svg:width="28.222cm" svg:height="16.933cm" svg:x="0cm" svg:y="0cm">
          <text:p/>
        </draw:rect>
        <draw:custom-shape draw:style-name="gr15" draw:text-style-name="P1" draw:layer="layout" svg:width="23.6cm" svg:height="12.5cm" svg:x="3.3cm" svg:y="1.4cm">
          <text:p/>
          <draw:enhanced-geometry svg:viewBox="0 0 21600 21600" draw:text-areas="800 800 20800 20800" draw:type="round-rectangular-callout" draw:modifiers="1766.36583195627 23631.96544276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4" draw:layer="layout" svg:width="3.6cm" svg:height="3.453cm" svg:x="3.3cm" svg:y="8.966cm">
          <draw:text-box>
            <text:p text:style-name="P23"><text:span text:style-name="T12">O</text:span></text:p>
          </draw:text-box>
        </draw:frame>
      </draw:page>
      <draw:page draw:name="page5"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8cm" svg:y="14.8cm">
          <draw:text-box>
            <text:p text:style-name="P4"><text:span text:style-name="T7">m</text:span></text:p>
          </draw:text-box>
        </draw:fram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1cm 16.839cm)">
          <draw:text-box>
            <text:p text:style-name="P4"><text:span text:style-name="T7">m</text:span></text:p>
          </draw:text-box>
        </draw:frame>
        <draw:path draw:style-name="gr4" draw:text-style-name="P1" draw:layer="layout" svg:width="8.765cm" svg:height="1.764cm" svg:x="-4.734cm" svg:y="3.664cm" svg:viewBox="0 0 8766 1765" svg:d="M8302 703c-204 354-369 705-499 1062h-7509c-147 0-294-148-294-295v-1176c0-147 147-294 294-294h8472c-165 218-319 452-464 703z">
          <text:p/>
        </draw:path>
        <draw:path draw:style-name="gr4" draw:text-style-name="P1" draw:layer="layout" svg:width="7.704cm" svg:height="1.764cm" svg:x="-4.734cm" svg:y="5.726cm" svg:viewBox="0 0 7705 1765" svg:d="M7445 1765h-7151c-147 0-294-148-294-295v-1176c0-147 147-294 294-294h7411c-170 559-253 1137-260 1765z">
          <text:p/>
        </draw:path>
        <draw:path draw:style-name="gr4" draw:text-style-name="P1" draw:layer="layout" svg:width="7.749cm" svg:height="1.764cm" svg:x="-4.734cm" svg:y="7.787cm" svg:viewBox="0 0 7750 1765" svg:d="M7750 1765h-7456c-147 0-294-148-294-295v-1176c0-147 147-294 294-294h7154c19 626 117 1204 302 1765z">
          <text:p/>
        </draw:path>
        <draw:path draw:style-name="gr4" draw:text-style-name="P1" draw:layer="layout" svg:width="8.876cm" svg:height="1.764cm" svg:x="-4.734cm" svg:y="9.849cm" svg:viewBox="0 0 8877 1765" svg:d="M8302 918c178 307 368 588 575 847h-8583c-147 0-294-148-294-295v-1176c0-147 147-294 294-294h7564c120 308 268 612 444 918z">
          <text:p/>
        </draw:path>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4" draw:layer="layout" svg:width="2.8cm" svg:height="2.051cm" svg:x="0.6cm" svg:y="14.8cm">
          <draw:text-box>
            <text:p text:style-name="P4"><text:span text:style-name="T6">h</text:span></text:p>
          </draw:text-box>
        </draw:frame>
        <draw:frame draw:style-name="gr9" draw:text-style-name="P8" draw:layer="layout" svg:width="1.912cm" svg:height="1.775cm" svg:x="3.588cm" svg:y="15.041cm">
          <draw:text-box>
            <text:p text:style-name="P4"><text:span text:style-name="T3">q</text:span></text:p>
          </draw:text-box>
        </draw:frame>
        <draw:frame draw:style-name="gr6" draw:text-style-name="P13" draw:layer="layout" svg:width="1.7cm" svg:height="2.051cm" svg:x="-4.9cm" svg:y="5.549cm">
          <draw:text-box>
            <text:p text:style-name="P4"><text:span text:style-name="T1">b</text:span></text:p>
          </draw:text-box>
        </draw:frame>
        <draw:frame draw:style-name="gr11" draw:text-style-name="P16" draw:layer="layout" svg:width="1.421cm" svg:height="1.772cm" svg:x="-4.721cm" svg:y="9.928cm">
          <draw:text-box>
            <text:p text:style-name="P4"><text:span text:style-name="T9"></text:span></text:p>
          </draw:text-box>
        </draw:frame>
        <draw:frame draw:style-name="gr7" draw:text-style-name="P6" draw:layer="layout" svg:width="7.8cm" svg:height="1.644cm" svg:x="-3.2cm" svg:y="10.056cm">
          <draw:text-box>
            <text:p><text:span text:style-name="T2">888</text:span></text:p>
          </draw:text-box>
        </draw:frame>
        <draw:frame draw:style-name="gr7" draw:text-style-name="P6" draw:layer="layout" svg:width="7.8cm" svg:height="1.644cm" svg:x="-3.3cm" svg:y="5.856cm">
          <draw:text-box>
            <text:p><text:span text:style-name="T2">SMS</text:span></text:p>
          </draw:text-box>
        </draw:frame>
        <draw:custom-shape draw:style-name="gr17" draw:text-style-name="P1" draw:layer="layout" svg:width="22.5cm" svg:height="11.9cm" svg:x="4.2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4.734cm" svg:y="1.602cm" svg:viewBox="0 0 11325 1765" svg:d="M10645 422c-652 377-1186 812-1641 1343h-8710c-147 0-294-148-294-295v-1176c0-147 147-294 294-294h10845c66 0 133 30 186 76-227 100-453 215-680 346z">
          <text:p/>
        </draw:path>
        <draw:frame draw:style-name="gr6" draw:text-style-name="P13" draw:layer="layout" svg:width="1.7cm" svg:height="2.051cm" svg:x="-4.9cm" svg:y="1.349cm">
          <draw:text-box>
            <text:p text:style-name="P4"><text:span text:style-name="T1">A</text:span></text:p>
          </draw:text-box>
        </draw:frame>
        <draw:frame draw:style-name="gr7" draw:text-style-name="P6" draw:layer="layout" svg:width="7.8cm" svg:height="1.644cm" svg:x="-3.4cm" svg:y="1.8cm">
          <draw:text-box>
            <text:p><text:span text:style-name="T2">CONTACTS</text:span></text:p>
          </draw:text-box>
        </draw:frame>
        <draw:path draw:style-name="gr4" draw:text-style-name="P1" draw:layer="layout" svg:width="11.405cm" svg:height="1.764cm" svg:x="-4.734cm" svg:y="11.908cm" svg:viewBox="0 0 11406 1765" svg:d="M10645 1202c254 146 507 273 761 381-49 101-158 182-267 182h-10845c-147 0-294-148-294-295v-1176c0-147 147-294 294-294h8835c427 468 923 859 1516 1202z">
          <text:p/>
        </draw:path>
        <draw:frame draw:style-name="gr6" draw:text-style-name="P15" draw:layer="layout" svg:width="1.9cm" svg:height="2.051cm" svg:x="-5cm" svg:y="11.6cm">
          <draw:text-box>
            <text:p text:style-name="P4"><text:span text:style-name="T8">q</text:span></text:p>
          </draw:text-box>
        </draw:frame>
        <draw:frame draw:style-name="gr7" draw:text-style-name="P6" draw:layer="layout" svg:width="7.8cm" svg:height="1.644cm" svg:x="-3.3cm" svg:y="12.056cm">
          <draw:text-box>
            <text:p><text:span text:style-name="T2">APPELS</text:span></text:p>
          </draw:text-box>
        </draw:frame>
        <draw:path draw:style-name="gr5" draw:text-style-name="P1" draw:layer="layout" svg:width="11.257cm" svg:height="12.171cm" svg:x="24.1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custom-shape draw:style-name="gr3" draw:text-style-name="P3" draw:layer="layout" svg:width="2.375cm" svg:height="1.338cm" svg:x="1.962cm" svg:y="1.8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375cm" svg:height="1.338cm" svg:x="1.962cm" svg:y="12.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5" draw:layer="layout" svg:width="1.468cm" svg:height="1.855cm" svg:x="2.2cm" svg:y="1.601cm">
          <draw:text-box>
            <text:p text:style-name="P4"><text:span text:style-name="T13"></text:span></text:p>
          </draw:text-box>
        </draw:frame>
        <draw:frame draw:style-name="gr18" draw:text-style-name="P25" draw:layer="layout" svg:width="1.468cm" svg:height="1.855cm" draw:transform="rotate (3.1415926535892) translate (3.777cm 13.782cm)">
          <draw:text-box>
            <text:p text:style-name="P4"><text:span text:style-name="T13"></text:span></text:p>
          </draw:text-box>
        </draw:frame>
        <draw:frame draw:style-name="gr19" draw:text-style-name="P26" draw:layer="layout" svg:width="2.5cm" svg:height="2.252cm" svg:x="1.078cm" svg:y="3.2cm">
          <draw:text-box>
            <text:p text:style-name="P4"><text:span text:style-name="T14">X</text:span></text:p>
          </draw:text-box>
        </draw:frame>
        <draw:frame draw:style-name="gr19" draw:text-style-name="P27" draw:layer="layout" svg:width="2.5cm" svg:height="2.252cm" svg:x="1.078cm" svg:y="9.4cm">
          <draw:text-box>
            <text:p text:style-name="P4"><text:span text:style-name="T15">O</text:span></text:p>
          </draw:text-box>
        </draw:frame>
      </draw:page>
      <draw:page draw:name="page6" draw:style-name="dp1" draw:master-page-name="Standard">
        <draw:rect draw:style-name="gr2" draw:text-style-name="P1" draw:layer="layout" svg:width="28.6cm" svg:height="1.2cm" svg:x="-0.178cm" svg:y="0cm">
          <text:p/>
        </draw:rect>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8cm" svg:y="14.8cm">
          <draw:text-box>
            <text:p text:style-name="P4"><text:span text:style-name="T7">m</text:span></text:p>
          </draw:text-box>
        </draw:fram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1cm 16.839cm)">
          <draw:text-box>
            <text:p text:style-name="P4"><text:span text:style-name="T7">m</text:span></text:p>
          </draw:text-box>
        </draw:frame>
        <draw:g>
          <draw:path draw:style-name="gr4" draw:text-style-name="P1" draw:layer="layout" svg:width="11.324cm" svg:height="1.764cm" svg:x="-4.534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4.534cm" svg:y="3.664cm" svg:viewBox="0 0 8766 1765" svg:d="M8302 703c-204 354-369 705-499 1062h-7509c-147 0-294-148-294-295v-1176c0-147 147-294 294-294h8472c-165 218-319 452-464 703z">
            <text:p/>
          </draw:path>
          <draw:path draw:style-name="gr4" draw:text-style-name="P1" draw:layer="layout" svg:width="7.704cm" svg:height="1.764cm" svg:x="-4.534cm" svg:y="5.726cm" svg:viewBox="0 0 7705 1765" svg:d="M7445 1765h-7151c-147 0-294-148-294-295v-1176c0-147 147-294 294-294h7411c-170 559-253 1137-260 1765z">
            <text:p/>
          </draw:path>
          <draw:path draw:style-name="gr4" draw:text-style-name="P1" draw:layer="layout" svg:width="7.749cm" svg:height="1.764cm" svg:x="-4.534cm" svg:y="7.787cm" svg:viewBox="0 0 7750 1765" svg:d="M7750 1765h-7456c-147 0-294-148-294-295v-1176c0-147 147-294 294-294h7154c19 626 117 1204 302 1765z">
            <text:p/>
          </draw:path>
          <draw:path draw:style-name="gr4" draw:text-style-name="P1" draw:layer="layout" svg:width="8.876cm" svg:height="1.764cm" svg:x="-4.534cm" svg:y="9.849cm" svg:viewBox="0 0 8877 1765" svg:d="M8302 918c178 307 368 588 575 847h-8583c-147 0-294-148-294-295v-1176c0-147 147-294 294-294h7564c120 308 268 612 444 918z">
            <text:p/>
          </draw:path>
          <draw:path draw:style-name="gr4" draw:text-style-name="P1" draw:layer="layout" svg:width="11.405cm" svg:height="1.764cm" svg:x="-4.534cm" svg:y="11.908cm" svg:viewBox="0 0 11406 1765" svg:d="M10645 1202c254 146 507 273 761 381-49 101-158 182-267 182h-10845c-147 0-294-148-294-295v-1176c0-147 147-294 294-294h8835c427 468 923 859 1516 1202z">
            <text:p/>
          </draw:path>
        </draw:g>
        <draw:path draw:style-name="gr5" draw:text-style-name="P1" draw:layer="layout" svg:width="11.257cm" svg:height="12.171cm" svg:x="24.4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4" draw:layer="layout" svg:width="2.8cm" svg:height="2.051cm" svg:x="0.6cm" svg:y="14.8cm">
          <draw:text-box>
            <text:p text:style-name="P4"><text:span text:style-name="T6">h</text:span></text:p>
          </draw:text-box>
        </draw:frame>
        <draw:frame draw:style-name="gr9" draw:text-style-name="P8" draw:layer="layout" svg:width="1.912cm" svg:height="1.775cm" svg:x="3.588cm" svg:y="15.041cm">
          <draw:text-box>
            <text:p text:style-name="P4"><text:span text:style-name="T3">q</text:span></text:p>
          </draw:text-box>
        </draw:frame>
        <draw:path draw:style-name="gr20" draw:text-style-name="P1" draw:layer="layout" svg:width="24.957cm" svg:height="12.1cm" svg:x="3.243cm" svg:y="1.6cm" svg:viewBox="0 0 24958 12101" svg:d="M8228 365c108-71 223-133 340-185h1c128-55 259-100 395-130 134-30 272-46 409-46h5894c35-3 71-4 106-4h7668c958 0 1917 958 1917 1916v8268c0 958-959 1917-1917 1917h-7668c-17 0-34 0-51-1h-5949c-137 0-275-16-409-46-136-30-267-75-396-131-141-62-279-139-407-229-646 232-1312 341-2051 341-1124 0-2081-253-3055-806-974-554-1673-1242-2237-2201-562-959-818-1900-818-3006 0-1108 256-2048 818-3007 564-959 1263-1648 2237-2201s1931-806 3055-806c761 0 1446 116 2111 363 2-2 4-4 7-6z">
          <text:p/>
        </draw:path>
        <draw:custom-shape draw:style-name="gr3" draw:text-style-name="P3" draw:layer="layout" svg:width="2.375cm" svg:height="1.338cm" svg:x="1.963cm" svg:y="1.8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375cm" svg:height="1.338cm" svg:x="1.963cm" svg:y="12.1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5" draw:layer="layout" svg:width="1.468cm" svg:height="1.855cm" svg:x="2.201cm" svg:y="1.602cm">
          <draw:text-box>
            <text:p text:style-name="P4"><text:span text:style-name="T13"></text:span></text:p>
          </draw:text-box>
        </draw:frame>
        <draw:frame draw:style-name="gr18" draw:text-style-name="P25" draw:layer="layout" svg:width="1.468cm" svg:height="1.855cm" draw:transform="rotate (3.1415926535892) translate (3.778cm 13.783cm)">
          <draw:text-box>
            <text:p text:style-name="P4"><text:span text:style-name="T13"></text:span></text:p>
          </draw:text-box>
        </draw:frame>
        <draw:frame draw:style-name="gr19" draw:text-style-name="P26" draw:layer="layout" svg:width="2.5cm" svg:height="2.252cm" svg:x="1.079cm" svg:y="3.201cm">
          <draw:text-box>
            <text:p text:style-name="P4"><text:span text:style-name="T14">X</text:span></text:p>
          </draw:text-box>
        </draw:frame>
        <draw:frame draw:style-name="gr19" draw:text-style-name="P27" draw:layer="layout" svg:width="2.5cm" svg:height="2.252cm" svg:x="1.079cm" svg:y="9.401cm">
          <draw:text-box>
            <text:p text:style-name="P4"><text:span text:style-name="T15">O</text:span></text:p>
          </draw:text-box>
        </draw:frame>
      </draw:page>
      <draw:page draw:name="page7" draw:style-name="dp1" draw:master-page-name="Standard">
        <draw:custom-shape draw:style-name="gr3" draw:text-style-name="P1" draw:layer="layout" svg:width="4.233cm" svg:height="1.764cm" svg:x="0.267cm" svg:y="14.9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4.022cm" svg:height="1.552cm" svg:x="0.372cm" svg:y="15.012cm">
          <text:p text:style-name="P1"><text:span text:style-name="T16">Menu</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8" draw:layer="layout" svg:width="2.8cm" svg:height="2.051cm" svg:x="9.3cm" svg:y="14.7cm">
          <draw:text-box>
            <text:p text:style-name="P4"><text:span text:style-name="T8">X</text:span></text:p>
          </draw:text-box>
        </draw:frame>
        <draw:custom-shape draw:style-name="gr3" draw:text-style-name="P1" draw:layer="layout" svg:width="2.9cm" svg:height="1.764cm" svg:x="4.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4.872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2" draw:text-style-name="P1" draw:layer="layout" svg:width="11.324cm" svg:height="1.764cm" svg:x="0.266cm" svg:y="1.601cm" svg:viewBox="0 0 11325 1765" svg:d="M10645 422c-652 377-1186 812-1641 1343h-8710c-147 0-294-148-294-295v-1176c0-147 147-294 294-294h10845c66 0 133 30 186 76-227 100-453 215-680 346z">
          <text:p/>
        </draw:path>
        <draw:path draw:style-name="gr22" draw:text-style-name="P1" draw:layer="layout" svg:width="8.765cm" svg:height="1.764cm" svg:x="0.266cm" svg:y="3.663cm" svg:viewBox="0 0 8766 1765" svg:d="M8302 703c-204 354-369 705-499 1062h-7509c-147 0-294-148-294-295v-1176c0-147 147-294 294-294h8472c-165 218-319 452-464 703z">
          <text:p/>
        </draw:path>
        <draw:path draw:style-name="gr22" draw:text-style-name="P1" draw:layer="layout" svg:width="7.704cm" svg:height="1.764cm" svg:x="0.266cm" svg:y="5.725cm" svg:viewBox="0 0 7705 1765" svg:d="M7445 1765h-7151c-147 0-294-148-294-295v-1176c0-147 147-294 294-294h7411c-170 559-253 1137-260 1765z">
          <text:p/>
        </draw:path>
        <draw:path draw:style-name="gr22" draw:text-style-name="P1" draw:layer="layout" svg:width="7.749cm" svg:height="1.764cm" svg:x="0.266cm" svg:y="7.786cm" svg:viewBox="0 0 7750 1765" svg:d="M7750 1765h-7456c-147 0-294-148-294-295v-1176c0-147 147-294 294-294h7154c19 626 117 1204 302 1765z">
          <text:p/>
        </draw:path>
        <draw:path draw:style-name="gr22" draw:text-style-name="P1" draw:layer="layout" svg:width="8.876cm" svg:height="1.764cm" svg:x="0.266cm" svg:y="9.848cm" svg:viewBox="0 0 8877 1765" svg:d="M8302 918c178 307 368 588 575 847h-8583c-147 0-294-148-294-295v-1176c0-147 147-294 294-294h7564c120 308 268 612 444 918z">
          <text:p/>
        </draw:path>
        <draw:path draw:style-name="gr22" draw:text-style-name="P1" draw:layer="layout" svg:width="11.405cm" svg:height="1.764cm" svg:x="0.266cm" svg:y="11.907cm" svg:viewBox="0 0 11406 1765" svg:d="M10645 1202c254 146 507 273 761 381-49 101-158 182-267 182h-10845c-147 0-294-148-294-295v-1176c0-147 147-294 294-294h8835c427 468 923 859 1516 1202z">
          <text:p/>
        </draw:path>
        <draw:path draw:style-name="gr23" draw:text-style-name="P1" draw:layer="layout" svg:width="11.799cm" svg:height="12.171cm" svg:x="16.1cm" svg:y="1.565cm" svg:viewBox="0 0 11800 12172" svg:d="M326 11544c1069-589 1837-1322 2456-2343 617-1020 898-2021 898-3200 0-1178-281-2179-898-3200-619-1020-1387-1753-2456-2342-63-34-125-68-187-100 107-70 219-132 335-184 126-55 254-99 387-129 132-30 266-46 400-46h8402c134 0 268 16 400 46s261 74 387 129c249 112 483 270 683 461 201 191 367 413 484 652 58 119 104 243 136 369 31 126 47 253 47 382v8093c0 129-16 257-47 383-32 125-78 249-136 368-117 239-283 462-484 652-200 191-434 350-683 461-126 56-255 100-387 130s-266 46-400 46h-8402c-134 0-268-16-400-46-133-30-261-74-387-130-167-74-327-170-474-282 109-53 217-110 326-170z">
          <text:p/>
        </draw:path>
        <draw:frame draw:style-name="gr9" draw:text-style-name="P29" draw:layer="layout" svg:width="2.239cm" svg:height="1.775cm" svg:x="13.461cm" svg:y="14.897cm">
          <draw:text-box>
            <text:p text:style-name="P4"><text:span text:style-name="T17">Y</text:span></text:p>
          </draw:text-box>
        </draw:frame>
        <draw:custom-shape draw:style-name="gr3" draw:text-style-name="P1" draw:layer="layout" svg:width="2.6cm" svg:height="1.764cm" svg:x="0.4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0.538cm" svg:y="17.9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25.2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25.272cm" svg:y="17.9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24.903cm 19.5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24.831cm 19.4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30" draw:layer="layout" svg:width="2cm" svg:height="1.9cm" draw:transform="rotate (3.1415926535892) translate (24.303cm 19.7cm)">
          <draw:text-box>
            <text:p text:style-name="P4"><text:span text:style-name="T18">m</text:span></text:p>
          </draw:text-box>
        </draw:frame>
        <draw:frame draw:style-name="gr24" draw:text-style-name="P29" draw:layer="layout" svg:width="1.539cm" svg:height="1.403cm" svg:x="0.9cm" svg:y="18.061cm">
          <draw:text-box>
            <text:p text:style-name="P4"><text:span text:style-name="T19">q</text:span></text:p>
          </draw:text-box>
        </draw:frame>
        <draw:frame draw:style-name="gr6" draw:text-style-name="P17" draw:layer="layout" svg:width="2.8cm" svg:height="2.051cm" svg:x="25.7cm" svg:y="17.6cm">
          <draw:text-box>
            <text:p text:style-name="P4"><text:span text:style-name="T5">b</text:span></text:p>
          </draw:text-box>
        </draw:frame>
        <draw:frame draw:style-name="gr11" draw:text-style-name="P16" draw:layer="layout" svg:width="1.421cm" svg:height="1.772cm" svg:x="16.7cm" svg:y="14.7cm">
          <draw:text-box>
            <text:p text:style-name="P4"><text:span text:style-name="T9"></text:span></text:p>
          </draw:text-box>
        </draw:frame>
        <draw:frame draw:style-name="gr25" draw:text-style-name="P31" draw:layer="layout" svg:width="1.344cm" svg:height="1.979cm" svg:x="13.956cm" svg:y="7.6cm">
          <draw:text-box>
            <text:p text:style-name="P4"><text:span text:style-name="T20"></text:span></text:p>
          </draw:text-box>
        </draw:frame>
        <draw:circle draw:style-name="gr26" draw:text-style-name="P1" draw:layer="layout" svg:width="12.172cm" svg:height="12.172cm" svg:x="8.025cm" svg:y="1.534cm">
          <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radial" draw:cx="50%" draw:cy="50%" draw:start-color="#333333" draw:end-color="#eeeeee" draw:start-intensity="100%" draw:end-intensity="100%" draw:border="0%"/>
    <draw:gradient draw:name="Gray_20_Gradient_20_2" draw:display-name="Gray Gradient 2" draw:style="linear" draw:start-color="#eeeeee" draw:end-color="#999999" draw:start-intensity="100%" draw:end-intensity="100%" draw:angle="450" draw:border="30%"/>
    <draw:gradient draw:name="Gray_20_Gradient_20_3" draw:display-name="Gray Gradient 3" draw:style="linear" draw:start-color="#dddddd" draw:end-color="#808080" draw:start-intensity="100%" draw:end-intensity="100%" draw:angle="0" draw:border="0%"/>
    <draw:gradient draw:name="Raspi" draw:style="radial" draw:cx="50%" draw:cy="50%" draw:start-color="#7e0021" draw:end-color="#993366" draw:start-intensity="100%" draw:end-intensity="40%" draw:border="15%"/>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222cm" fo:page-height="16.93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wéna LE YONDRE</meta:initial-creator>
    <meta:creation-date>2016-03-04T12:11:32</meta:creation-date>
    <dc:date>2016-03-26T14:23:20</dc:date>
    <dc:creator>Gwéna LE YONDRE</dc:creator>
    <meta:editing-duration>PT3H44M14S</meta:editing-duration>
    <meta:editing-cycles>58</meta:editing-cycles>
    <meta:generator>OpenOffice/4.1.2$Unix OpenOffice.org_project/412m3$Build-9782</meta:generator>
    <meta:document-statistic meta:object-count="232"/>
  </office:meta>
</office:document-meta>
</file>